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10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Ezekiel J. Levy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31, 1897</text:p>
      <text:p text:style-name="P6">Month<text:tab/><text:tab/><text:tab/><text:tab/><text:tab/><text:tab/>March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e original letter is accompanied by a typewritten transcription.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S. MORAIS,/</text:p>
      <text:p text:style-name="P2">546 N. FIFTH STREET,/</text:p>
      <text:p text:style-name="P2">PHILADELPHIA, PA./</text:p>
      <text:p text:style-name="P4">March 31. 97/</text:p>
      <text:p text:style-name="P3">Mr Ezekiel J. Levy/</text:p>
      <text:p text:style-name="P3"><text:tab/>Dear Sir/</text:p>
      <text:p text:style-name="P3"><text:tab/><text:tab/>Returning from New York,/ I found your communication and considered your/ request <text:span text:style-name="T2">well</text:span> carefully./</text:p>
      <text:p text:style-name="P3"><text:tab/>I confess that mingled feelings arose within me./ <text:s/>You, doubtless, saw fit to put the question to/ me, as to a servant of our religion, which I represent/ in its conservative aspect. <text:s/>As such, I do not/ <text:span text:style-name="T2">consider</text:span> think that I would promote its best interest, by/ allowing the husband a burial where he wishes it./ <text:s/>I hold that the congregation have, by universal consent,/ set apart the cemetery for Israelites. <text:s/>It would be/ inconsistent in them to deviate, and incorrect in me to/ to[sic!] sanction a departure./</text:p>
      <text:p text:style-name="P3">But as we cannot force back emotions that rise spontaneously,/ I <text:span text:style-name="T2">discover</text:span> acknowledge firm adherence to that duty, in the instance, which you cite, causes me much pain./ <text:s/>Yours truly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4:45:44.36</meta:creation-date>
    <meta:document-statistic meta:table-count="0" meta:image-count="0" meta:object-count="0" meta:page-count="2" meta:paragraph-count="70" meta:word-count="325" meta:character-count="2231"/>
    <dc:date>2012-01-09T14:51:07.70</dc:date>
    <dc:creator>Penn Libraries</dc:creator>
    <meta:editing-duration>PT00H05M23S</meta:editing-duration>
    <meta:editing-cycles>1</meta:editing-cycles>
    <meta:generator>OpenOffice.org/3.2$Win32 OpenOffice.org_project/320m12$Build-9483</meta:generator>
  </office:meta>
</office:document-meta>
</file>